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4pt" officeooo:rsid="00133e53" officeooo:paragraph-rsid="00133e53" fo:background-color="#e0c2cd"/>
    </style:style>
    <style:style style:name="P2" style:family="paragraph" style:parent-style-name="Standard">
      <style:text-properties style:font-name="DejaVu Sans Mono" fo:font-size="12pt" officeooo:rsid="00133e53" officeooo:paragraph-rsid="00133e53" fo:background-color="transparent"/>
    </style:style>
    <style:style style:name="P3" style:family="paragraph" style:parent-style-name="Standard">
      <style:text-properties style:font-name="DejaVu Sans Mono" fo:font-size="12pt" officeooo:rsid="0014b00a" officeooo:paragraph-rsid="0014b00a" fo:background-color="transparent"/>
    </style:style>
    <style:style style:name="P4" style:family="paragraph" style:parent-style-name="Standard">
      <style:text-properties style:font-name="DejaVu Sans Mono" fo:font-size="12pt" style:text-underline-style="solid" style:text-underline-width="auto" style:text-underline-color="font-color" officeooo:rsid="00133e53" officeooo:paragraph-rsid="00133e53" fo:background-color="transparent"/>
    </style:style>
    <style:style style:name="P5" style:family="paragraph" style:parent-style-name="Standard">
      <style:text-properties style:font-name="DejaVu Sans Mono" fo:font-size="10pt" officeooo:rsid="00133e53" officeooo:paragraph-rsid="00133e53"/>
    </style:style>
    <style:style style:name="P6" style:family="paragraph" style:parent-style-name="Standard" style:list-style-name="L1">
      <style:text-properties style:font-name="DejaVu Sans Mono" fo:font-size="10pt" officeooo:rsid="00133e53" officeooo:paragraph-rsid="00133e53"/>
    </style:style>
    <style:style style:name="P7" style:family="paragraph" style:parent-style-name="Standard" style:list-style-name="L1">
      <style:text-properties style:font-name="DejaVu Sans Mono" fo:font-size="10pt" officeooo:rsid="00133e53" officeooo:paragraph-rsid="00133e53" fo:background-color="transparent"/>
    </style:style>
    <style:style style:name="P8" style:family="paragraph" style:parent-style-name="Standard">
      <style:text-properties style:font-name="DejaVu Sans Mono" fo:font-size="10pt" officeooo:rsid="00133e53" officeooo:paragraph-rsid="00133e53" fo:background-color="transparent"/>
    </style:style>
    <style:style style:name="P9" style:family="paragraph" style:parent-style-name="Standard" style:list-style-name="L4">
      <style:text-properties style:font-name="DejaVu Sans Mono" fo:font-size="10pt" officeooo:rsid="00133e53" officeooo:paragraph-rsid="00133e53" fo:background-color="transparent"/>
    </style:style>
    <style:style style:name="P10" style:family="paragraph" style:parent-style-name="Standard">
      <style:text-properties style:font-name="DejaVu Sans Mono" fo:font-size="10pt" officeooo:rsid="0014b00a" officeooo:paragraph-rsid="0014b00a" fo:background-color="transparent"/>
    </style:style>
    <style:style style:name="P11" style:family="paragraph" style:parent-style-name="Standard">
      <style:text-properties style:font-name="DejaVu Sans Mono" fo:font-size="10pt" officeooo:rsid="0014b00a" officeooo:paragraph-rsid="0014b00a" fo:background-color="#e0c2cd"/>
    </style:style>
    <style:style style:name="P12" style:family="paragraph" style:parent-style-name="Standard">
      <style:text-properties style:font-name="DejaVu Sans Mono" fo:font-size="10pt" officeooo:rsid="001617a9" officeooo:paragraph-rsid="001617a9" fo:background-color="#e0c2cd"/>
    </style:style>
    <style:style style:name="P13" style:family="paragraph" style:parent-style-name="Standard">
      <style:text-properties style:font-name="DejaVu Sans Mono" fo:font-size="10pt" style:text-underline-style="solid" style:text-underline-width="auto" style:text-underline-color="font-color" officeooo:rsid="00133e53" officeooo:paragraph-rsid="00133e53" fo:background-color="transparent"/>
    </style:style>
    <style:style style:name="T1" style:family="text">
      <style:text-properties fo:background-color="#e0c2cd" loext:char-shading-value="0"/>
    </style:style>
    <style:style style:name="T2" style:family="text">
      <style:text-properties fo:background-color="#e0c2cd" loext:char-shading-value="0"/>
    </style:style>
    <style:style style:name="T3" style:family="text">
      <style:text-properties style:text-underline-style="none"/>
    </style:style>
    <style:style style:name="T4" style:family="text">
      <style:text-properties officeooo:rsid="0014b00a"/>
    </style:style>
    <style:style style:name="T5" style:family="text">
      <style:text-properties officeooo:rsid="0017eb2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рипты. Оболочки. Bash.</text:p>
      <text:p text:style-name="P5"/>
      <text:p text:style-name="P5">- это команды, хранящиеся на жестком диске.</text:p>
      <text:p text:style-name="P5"/>
      <text:list text:style-name="L1">
        <text:list-item>
          <text:p text:style-name="P6">Создаем файл с разрешением .sh</text:p>
          <text:list>
            <text:list-item>
              <text:p text:style-name="P6">Открываем наш файл через текстовый редактор</text:p>
            </text:list-item>
            <text:list-item>
              <text:p text:style-name="P7">echo «#!/bin/bash» &gt; ScriptMy.sh</text:p>
            </text:list-item>
          </text:list>
        </text:list-item>
        <text:list-item>
          <text:p text:style-name="P7">Изменяем права, добавляем право запуска</text:p>
        </text:list-item>
      </text:list>
      <text:p text:style-name="P5">первая строчка: <text:span text:style-name="T2">#!/bin/bash → Линия Шебанг, путь к Bash</text:span></text:p>
      <text:p text:style-name="P8"/>
      <text:p text:style-name="P4">Переменные</text:p>
      <text:p text:style-name="P8"/>
      <text:list text:style-name="L4">
        <text:list-item>
          <text:p text:style-name="P9">среды</text:p>
        </text:list-item>
        <text:list-item>
          <text:p text:style-name="P9">пользовательские </text:p>
        </text:list-item>
      </text:list>
      <text:p text:style-name="P8"/>
      <text:p text:style-name="P8"><text:span text:style-name="T1">set</text:span> — выводит код со всеми переменными</text:p>
      <text:p text:style-name="P8"/>
      <text:p text:style-name="P13">Создание переменной в скрипте<text:span text:style-name="T3">:</text:span></text:p>
      <text:p text:style-name="P8">A=«Привет»</text:p>
      <text:p text:style-name="P8">B=3</text:p>
      <text:p text:style-name="P8"/>
      <text:p text:style-name="P8">echo «Это мой дом $HOME, всем $A»</text:p>
      <text:p text:style-name="P8"/>
      <text:p text:style-name="P8">Скрипт дает нам возможность извлекать информацию из вывода команд и назначать ее переменным, в итоге использовать можно где угодно.</text:p>
      <text:p text:style-name="P8"/>
      <text:p text:style-name="P2">Создание переменной с командой:</text:p>
      <text:p text:style-name="P8">mydir=`pwd`</text:p>
      <text:p text:style-name="P8">mydir=$(pwd)</text:p>
      <text:p text:style-name="P8"/>
      <text:p text:style-name="P8">Чтобы вывести текст названия переменной: \$HOME или „$HOME“</text:p>
      <text:p text:style-name="P8"/>
      <text:p text:style-name="P10">Чтобы писать на другом языке в скрипте:</text:p>
      <text:p text:style-name="P10">#!/usr/bin/env ЯзыкПрограммирования</text:p>
      <text:p text:style-name="P10"/>
      <text:p text:style-name="P11">Shift+Ctrl+Fn+3</text:p>
      <text:p text:style-name="P10"/>
      <text:p text:style-name="P3">Как запустить скрипт: обязательно пишем ./НазваниеФайла.sh</text:p>
      <text:p text:style-name="P10"/>
      <text:p text:style-name="P10">В скрипте можно написать $1, $2. при запуске скрипта после ./НазваниеФайла.sh можно написать еще что то и это значение передастся в эти переменные. !Отсчет идет с 1го т.к. сам файл считается за $0.</text:p>
      <text:p text:style-name="P10"/>
      <text:p text:style-name="P12">read -p «Текст» r</text:p>
      <text:p text:style-name="P12">echo «Ответ: $r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55:41.001043217</meta:creation-date>
    <dc:date>2023-10-31T12:41:50.076729631</dc:date>
    <meta:editing-duration>PT1H46M6S</meta:editing-duration>
    <meta:editing-cycles>5</meta:editing-cycles>
    <meta:generator>LibreOffice/7.5.7.1$Linux_X86_64 LibreOffice_project/50$Build-1</meta:generator>
    <meta:document-statistic meta:table-count="0" meta:image-count="0" meta:object-count="0" meta:page-count="1" meta:paragraph-count="27" meta:word-count="156" meta:character-count="1043" meta:non-whitespace-character-count="918"/>
  </office:meta>
</office:document-meta>
</file>